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5-11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5-10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5-09-1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5-08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5-07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5-06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5-04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5-03-1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4-11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4-10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4-09-1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4-08-1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4-07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4-06-1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4-04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4-03-1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3-11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3-10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3-09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3-08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3-07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3-06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3-04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3-03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2-11-2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2-10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2-09-1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2-08-2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2-07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2-06-1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2-04-1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2-03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11-1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10-2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09-2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08-1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07-2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06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05-2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04-2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1-03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0-10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0-09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0-08-2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0-07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0-06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0-05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20-03-2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9-10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9-09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9-08-2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9-07-2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9-06-1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9-05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9-04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9-03-2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8-10-1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8-09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8-08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8-07-1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8-06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8-05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8-04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8-03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7-10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7-09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7-08-1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7-07-1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7-06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7-05-1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7-04-1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7-03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6-10-1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6-09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6-08-0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6-07-1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6-06-0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6-05-0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6-04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12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11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10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09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08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07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06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05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04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5-03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11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10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09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08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07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06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05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04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4-03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12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11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10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09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08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07-1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05-2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04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3-03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11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09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08-0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07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05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04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03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2-03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1-12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1-11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1-10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1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11-0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200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9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6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897</text:p>
          </table:table-cell>
          <table:table-cell office:value-type="string" calcext:value-type="string">
            <text:p>DCOM nr Hayward, P V GRAIN STATION</text:p>
          </table:table-cell>
          <table:table-cell office:value-type="string" calcext:value-type="string">
            <text:p>198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0" meta:object-count="0"/>
    <meta:user-defined meta:name="AppVersion">3.0</meta:user-defined>
  </office:meta>
</office:document-meta>
</file>